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2 - mens. 08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09-24" calcext:value-type="date">
            <text:p>24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35 - mens. 09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0-30" calcext:value-type="date">
            <text:p>30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48 - mens. 10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1 - mens. 11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74 - mens. 12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5-01-23" calcext:value-type="date">
            <text:p>23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87 - mens. 0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2-26" calcext:value-type="date">
            <text:p>26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0 - mens. 0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3-27" calcext:value-type="date">
            <text:p>27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13 - mens. 03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4-29" calcext:value-type="date">
            <text:p>2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27 - mens. 04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 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5-26" calcext:value-type="date">
            <text:p>26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1 - mens. 05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6-26" calcext:value-type="date">
            <text:p>26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55 - mens. 06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7-29" calcext:value-type="date">
            <text:p>2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8-29" calcext:value-type="date">
            <text:p>29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83 - mens. 08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9-19" calcext:value-type="date">
            <text:p>19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297 - mens. 09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10-30" calcext:value-type="date">
            <text:p>30/10/2025</text:p>
          </table:table-cell>
          <table:table-cell table:style-name="ce47" table:formula="of:=[.C15]-[.F1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5])" office:value-type="float" office:value="0" calcext:value-type="float">
            <text:p>-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5:39:49.659238500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5:39:49.670743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59:29</meta:creation-date>
    <dc:date>2025-11-03T15:40:39.581929700</dc:date>
    <dc:language>pt-PT</dc:language>
    <meta:editing-cycles>665</meta:editing-cycles>
    <meta:editing-duration>P3DT15H14M41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